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4pt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style:text-position="33% 58%"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68" style:family="text">
      <style:text-properties style:text-position="-33% 58%" style:font-name="Segoe UI2" style:font-name-asian="Segoe UI3" style:font-name-complex="Segoe UI3"/>
    </style:style>
    <style:style style:name="T69" style:family="text">
      <style:text-properties style:font-name="Segoe UI2" style:font-name-asian="Segoe UI3" style:font-name-complex="Segoe UI3"/>
    </style:style>
    <style:style style:name="T70" style:family="text">
      <style:text-properties style:text-position="-33% 58%" style:font-name="Calibri2" style:font-name-asian="Calibri3" style:font-name-complex="Calibri3"/>
    </style:style>
    <style:style style:name="T71" style:family="text">
      <style:text-properties fo:font-size="22pt" style:font-size-asian="28pt" style:font-size-complex="28pt"/>
    </style:style>
    <style:style style:name="T72" style:family="text">
      <style:text-properties fo:font-size="22pt" fo:font-style="italic" style:font-size-asian="28pt" style:font-style-asian="italic" style:font-size-complex="28pt" style:font-style-complex="italic"/>
    </style:style>
    <style:style style:name="T73" style:family="text">
      <style:text-properties style:text-position="-33% 58%" fo:font-size="22pt" style:font-size-asian="28pt" style:font-size-complex="28pt"/>
    </style:style>
    <style:style style:name="T74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5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76" style:family="text">
      <style:text-properties style:text-position="33% 58%" fo:font-size="22pt" style:font-size-asian="28pt" style:font-size-complex="28pt"/>
    </style:style>
    <style:style style:name="T7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78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8.472cm" svg:x="1.4cm" svg:y="1.771cm" presentation:class="subtitle" presentation:user-transformed="true">
          <draw:text-box>
            <text:p/>
            <text:p/>
            <text:p/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ausschließlich in einem Teilraum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draw:frame draw:style-name="gr2" draw:text-style-name="P2" draw:layer="layout" svg:width="15.018cm" svg:height="3.088cm" svg:x="6.49cm" svg:y="14.555cm">
          <text:p/>
          <draw:object xlink:href="../Ausschließlich%20in%20einem%20Teilraum%20wirkender%20Operator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2" draw:layer="layout" svg:width="25.199cm" svg:height="15.191cm" svg:x="1.4cm" svg:y="3.41cm" presentation:class="subtitle" presentation:user-transformed="true">
          <draw:text-box>
            <text:p/>
            <text:p/>
            <text:p>Die Wirkung eines ausschließlich in einem der beiden Teilräume ℋ<text:span text:style-name="T9">B,S</text:span> wirkend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/></text:p>
            <text:p><text:span text:style-name="T42"/></text:p>
            <text:p><text:span text:style-name="T42">Dies hat insbesondere zur Folge dass solche Operatoren im Produktraum ℋ = ℋ</text:span><text:span text:style-name="T55">B</text:span><text:span text:style-name="T42"> ⦻ ℋ</text:span><text:span text:style-name="T55">S</text:span><text:span text:style-name="T42"> kommutieren:</text:span></text:p>
            <text:p><text:span text:style-name="T42"/></text:p>
            <text:p><text:span text:style-name="T42">[</text:span><text:span text:style-name="T14">A</text:span><text:span text:style-name="T55">B</text:span><text:span text:style-name="T42"> , </text:span><text:span text:style-name="T14">A</text:span><text:span text:style-name="T55">S</text:span><text:span text:style-name="T42">]_ = 0</text:span></text:p>
          </draw:text-box>
        </draw:frame>
        <draw:frame draw:style-name="gr2" draw:text-style-name="P2" draw:layer="layout" svg:width="15.018cm" svg:height="3.088cm" svg:x="6.49cm" svg:y="10.355cm">
          <text:p/>
          <draw:object xlink:href="../Ausschließlich%20in%20einem%20Teilraum%20wirkender%20Operator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genwertgleichungen des Spins?</text:p>
          </draw:text-box>
        </draw:frame>
        <draw:frame presentation:style-name="pr5" draw:text-style-name="P9" draw:layer="layout" svg:width="25.199cm" svg:height="12.18cm" svg:x="1.4cm" svg:y="4.914cm" presentation:class="subtitle">
          <draw:text-box>
            <text:p text:style-name="P9"><text:span text:style-name="T5">S</text:span><text:span text:style-name="T65">2</text:span><text:span text:style-name="T66"> </text:span>|<text:span text:style-name="T7">S</text:span><text:span text:style-name="T20"> </text:span><text:span text:style-name="T7">m</text:span><text:span text:style-name="T9">S</text:span>⟩ = ℏ<text:span text:style-name="T6">2</text:span><text:span text:style-name="T10"> </text:span><text:span text:style-name="T7">S</text:span> (<text:span text:style-name="T7">S</text:span> + 1) |<text:span text:style-name="T7">S</text:span> <text:span text:style-name="T7">m</text:span><text:span text:style-name="T9">S</text:span>⟩</text:p>
            <text:p text:style-name="P9"><text:span text:style-name="T7">S</text:span><text:span text:style-name="T8">z</text:span><text:span text:style-name="T11"> </text:span>|<text:span text:style-name="T7">S</text:span> <text:span text:style-name="T7">m</text:span><text:span text:style-name="T9">S</text:span>⟩ = ℏ <text:span text:style-name="T7">m</text:span><text:span text:style-name="T16">S</text:span> |<text:span text:style-name="T7">S</text:span> <text:span text:style-name="T7">m</text:span><text:span text:style-name="T9">S</text:span>⟩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ntwickelt man einen allgemeinen Spinzustand |<text:span text:style-name="T67">α</text:span><text:span text:style-name="T68">S</text:span><text:span text:style-name="T69">⟩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In ℋ<text:span text:style-name="T9">S</text:span> bilden die {|<text:span text:style-name="T7">S</text:span> , <text:span text:style-name="T7">m</text:span><text:span text:style-name="T9">S</text:span>⟩} eine vollständige Orthonormalbasis.</text:p>
            <text:p>Für einen allgemeinen Spinzustand |<text:span text:style-name="T14">α</text:span><text:span text:style-name="T9">S</text:span>⟩ gilt daher die Entwicklung:</text:p>
          </draw:text-box>
        </draw:frame>
        <draw:frame draw:style-name="gr2" draw:text-style-name="P2" draw:layer="layout" svg:width="8.834cm" svg:height="3.137cm" svg:x="9.582cm" svg:y="12.931cm">
          <text:p/>
          <draw:object xlink:href="../Entwicklung%20eines%20allgemeinen%20Spinzustand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it Bezug auf die Matrixdarstellungen der Spinoperatoren lässt sich |<text:span text:style-name="T41">α</text:span><text:span text:style-name="T70">S</text:span><text:span text:style-name="T21">⟩ durch einen (2</text:span><text:span text:style-name="T38">S</text:span><text:span text:style-name="T21"> + 1)-komponentigen Spaltenvektor repräsentieren: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</draw:text-box>
        </draw:frame>
        <draw:frame draw:style-name="gr2" draw:text-style-name="P2" draw:layer="layout" svg:width="11.491cm" svg:height="6.061cm" svg:x="8.254cm" svg:y="10.469cm">
          <text:p/>
          <draw:object xlink:href="../Spinor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71">Welche Gestalt hat die zeitabhängige Schrödinger-Gleichung des zweikomponentigen Spinors |</text:span><text:span text:style-name="T72">ψ</text:span><text:span text:style-name="T73">1/2</text:span><text:span text:style-name="T71">(</text:span><text:span text:style-name="T74">r</text:span><text:span text:style-name="T71">)⟩ für ein Elektron im Potential </text:span><text:span text:style-name="T72">V</text:span><text:span text:style-name="T71">(</text:span><text:span text:style-name="T74">r</text:span><text:span text:style-name="T71">) und in einem homogenen Magnetfeld </text:span><text:span text:style-name="T74">B</text:span><text:span text:style-name="T71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2cm" presentation:class="title" presentation:user-transformed="true">
          <draw:text-box>
            <text:p><text:span text:style-name="T71">Wie kann man mit Hilfe der kommutierenden Komponente des Dirac-Spinoperators die Entartung der Energieeigenwerte zu </text:span><text:span text:style-name="T72">H</text:span><text:span text:style-name="T75">D</text:span><text:span text:style-name="T76">(0)</text:span><text:span text:style-name="T71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74">J</text:span><text:span text:style-name="T73">1</text:span><text:span text:style-name="T71"> und </text:span><text:span text:style-name="T74">J</text:span><text:span text:style-name="T73">2</text:span><text:span text:style-name="T71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77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78">1</text:span><text:span text:style-name="T12">, </text:span><text:span text:style-name="T53">J</text:span><text:span text:style-name="T78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10-05T14:26:50.850000000</dc:date>
    <meta:document-statistic meta:object-count="476"/>
  </office:meta>
</office:document-meta>
</file>